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465a4" draw:textarea-horizontal-align="justify" draw:textarea-vertical-align="middle" draw:auto-grow-height="false" fo:min-height="6.354cm" fo:min-width="8.898cm"/>
      <style:paragraph-properties style:writing-mode="lr-tb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1.02cm" fo:min-width="3.056cm"/>
      <style:paragraph-properties style:writing-mode="lr-tb"/>
    </style:style>
    <style:style style:name="gr3" style:family="graphic" style:parent-style-name="standard">
      <style:graphic-properties draw:fill="solid" draw:fill-color="#3465a4" draw:textarea-horizontal-align="justify" draw:textarea-vertical-align="middle" draw:auto-grow-height="false" fo:min-height="6.354cm" fo:min-width="6.3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49cm" fo:min-width="0.856cm"/>
      <style:paragraph-properties style:writing-mode="lr-tb"/>
    </style:style>
    <style:style style:name="gr5" style:family="graphic" style:parent-style-name="standard">
      <style:graphic-properties draw:stroke="none" draw:fill="none" fo:min-height="0.512cm"/>
      <style:paragraph-properties style:writing-mode="lr-tb"/>
    </style:style>
    <style:style style:name="gr6" style:family="graphic" style:parent-style-name="standard">
      <style:graphic-properties svg:stroke-width="0.102cm" svg:stroke-color="#ffffff" draw:marker-start-width="0.356cm" draw:marker-end-width="0.356cm" draw:textarea-horizontal-align="justify" draw:textarea-vertical-align="middle" draw:auto-grow-height="false" fo:min-height="1.02cm" fo:min-width="2.04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ffffff" draw:marker-start-width="0.356cm" draw:marker-end-width="0.356cm" draw:textarea-horizontal-align="justify" draw:textarea-vertical-align="middle" draw:auto-grow-height="false" fo:min-height="1.02cm" fo:min-width="1.278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802cm" fo:min-width="0cm"/>
    </style:style>
    <style:style style:name="gr9" style:family="graphic" style:parent-style-name="standard" style:list-style-name="L1">
      <style:graphic-properties svg:stroke-width="0.102cm" svg:stroke-color="#ffffff" draw:marker-start-width="0.356cm" draw:marker-end-width="0.356cm" draw:fill="solid" draw:fill-color="#729fcf" draw:textarea-horizontal-align="justify" draw:textarea-vertical-align="middle" draw:auto-grow-height="false" fo:min-height="1.172cm" fo:min-width="1.708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 style:list-style-name="L1">
      <style:graphic-properties svg:stroke-width="0.102cm" svg:stroke-color="#ffffff" draw:marker-start-width="0.356cm" draw:marker-end-width="0.356cm" draw:fill="solid" draw:fill-color="#729fcf" draw:textarea-horizontal-align="justify" draw:textarea-vertical-align="middle" draw:auto-grow-height="false" fo:min-height="1.172cm" fo:min-width="2.8cm" fo:padding-top="0.176cm" fo:padding-bottom="0.176cm" fo:padding-left="0.301cm" fo:padding-right="0.301cm"/>
      <style:paragraph-properties style:writing-mode="lr-tb"/>
    </style:style>
    <style:style style:name="gr11" style:family="graphic" style:parent-style-name="standard">
      <style:graphic-properties svg:stroke-width="0.102cm" svg:stroke-color="#ffffff" draw:marker-start-width="0.356cm" draw:marker-end-width="0.356cm" draw:textarea-horizontal-align="justify" draw:textarea-vertical-align="middle" draw:auto-grow-height="false" fo:min-height="1.107cm" fo:min-width="1.43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49cm" fo:min-width="0.6cm"/>
      <style:paragraph-properties style:writing-mode="lr-tb"/>
    </style:style>
    <style:style style:name="gr13" style:family="graphic" style:parent-style-name="standard" style:list-style-name="L1">
      <style:graphic-properties svg:stroke-width="0.102cm" svg:stroke-color="#ffffff" draw:marker-start-width="0.356cm" draw:marker-end-width="0.356cm" draw:fill="solid" draw:fill-color="#729fcf" draw:textarea-horizontal-align="justify" draw:textarea-vertical-align="middle" draw:auto-grow-height="false" fo:min-height="1.052cm" fo:min-width="1.938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 style:list-style-name="L1">
      <style:graphic-properties svg:stroke-width="0.102cm" svg:stroke-color="#ffffff" draw:marker-start-width="0.356cm" draw:marker-end-width="0.356cm" draw:fill="solid" draw:fill-color="#729fcf" draw:textarea-horizontal-align="justify" draw:textarea-vertical-align="middle" draw:auto-grow-height="false" fo:min-height="1.172cm" fo:min-width="2.954cm" fo:padding-top="0.176cm" fo:padding-bottom="0.176cm" fo:padding-left="0.301cm" fo:padding-right="0.301cm"/>
      <style:paragraph-properties style:writing-mode="lr-tb"/>
    </style:style>
    <style:style style:name="gr15" style:family="graphic" style:parent-style-name="objectwithoutfill">
      <style:graphic-properties svg:stroke-width="0.102cm" svg:stroke-color="#ffffff" draw:marker-start-width="0.356cm" draw:marker-end="Arrow_20_concave" draw:marker-end-width="0.356cm" draw:fill="solid" draw:fill-color="#ffffff" draw:textarea-vertical-align="middle" fo:padding-top="0.176cm" fo:padding-bottom="0.176cm" fo:padding-left="0.301cm" fo:padding-right="0.301cm" draw:shadow-offset-x="0.203cm" draw:shadow-offset-y="0.203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fill="solid" draw:fill-color="#3465a4" draw:textarea-horizontal-align="justify" draw:textarea-vertical-align="middle" draw:auto-grow-height="false" fo:min-height="1.882cm" fo:min-width="6.358cm"/>
      <style:paragraph-properties style:writing-mode="lr-tb"/>
    </style:style>
    <style:style style:name="gr18" style:family="graphic" style:parent-style-name="standard">
      <style:graphic-properties svg:stroke-width="0.102cm" svg:stroke-color="#ffffff" draw:marker-start-width="0.356cm" draw:marker-end-width="0.356cm" draw:textarea-horizontal-align="justify" draw:textarea-vertical-align="middle" draw:auto-grow-height="false" fo:min-height="0.918cm" fo:min-width="1.938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102cm" svg:stroke-color="#ffffff" draw:marker-start-width="0.356cm" draw:marker-end-width="0.356cm" draw:textarea-horizontal-align="justify" draw:textarea-vertical-align="middle" draw:auto-grow-height="false" fo:min-height="0.918cm" fo:min-width="1.176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102cm" svg:stroke-color="#3465a4" draw:marker-start-width="0.356cm" draw:marker-end-width="0.356cm" draw:textarea-horizontal-align="justify" draw:textarea-vertical-align="middle" draw:auto-grow-height="false" fo:min-height="1.218cm" fo:min-width="2.954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svg:stroke-width="0.051cm" svg:stroke-color="#ffffff" draw:marker-start-width="0.279cm" draw:marker-end-width="0.279cm" draw:textarea-horizontal-align="justify" draw:textarea-vertical-align="middle" draw:auto-grow-height="false" fo:min-height="0cm" fo:min-width="0.55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3465a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loext:graphic-properties draw:fill="solid" draw:fill-color="#729fcf"/>
      <style:paragraph-properties fo:text-align="center"/>
      <style:text-properties fo:hyphenate="false" loext:hyphenation-no-caps="false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398cm" svg:height="6.604cm" svg:x="16.002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27cm" svg:x="1.016cm" svg:y="6.396cm">
          <text:p text:style-name="P2"><text:span text:style-name="T1">Input 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58cm" svg:height="6.604cm" svg:x="7.366cm" svg:y="3.81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66cm" svg:height="0.608cm" svg:x="4.826cm" svg:y="7.158cm">
          <text:p text:style-name="P2"/>
          <draw:enhanced-geometry svg:viewBox="0 0 21600 21600" draw:text-areas="0 ?f0 ?f5 ?f2" draw:mirror-horizontal="false" draw:mirror-vertical="false" draw:type="right-arrow" draw:modifiers="15699.400775467 5497.53694581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5.08cm" svg:height="0.806cm" svg:x="8.536cm" svg:y="2.948cm">
          <draw:text-box>
            <text:p text:style-name="P2"><text:span text:style-name="T2">Sampling Base</text:span></text:p>
          </draw:text-box>
        </draw:frame>
        <draw:custom-shape draw:style-name="gr6" draw:text-style-name="P2" draw:layer="layout" svg:width="2.54cm" svg:height="1.27cm" svg:x="11.214cm" svg:y="4.826cm">
          <text:p text:style-name="P2"><text:span text:style-name="T2">CPU</text:span></text:p>
          <text:p text:style-name="P2"><text:span text:style-name="T2">Evalu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78cm" svg:height="1.27cm" svg:x="8.528cm" svg:y="4.826cm">
          <text:p text:style-name="P2"><text:span text:style-name="T2">ML</text:span></text:p>
          <text:p text:style-name="P2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3.81cm" svg:x="7.62cm" svg:y="5.3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2.54cm" svg:height="1.27cm" svg:x="9.652cm" svg:y="8.382cm">
          <text:p text:style-name="P2"><text:span text:style-name="T2">GPU</text:span></text:p>
          <text:p text:style-name="P2"><text:span text:style-name="T2">Evalu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1cm" svg:height="1.524cm" svg:x="17.248cm" svg:y="4.672cm">
          <text:p text:style-name="P6"><text:span text:style-name="T2">CPU</text:span></text:p>
          <text:p text:style-name="P6"><text:span text:style-name="T2">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402cm" svg:height="1.524cm" svg:x="17.272cm" svg:y="8.082cm">
          <text:p text:style-name="P6"><text:span text:style-name="T2">GPU</text:span></text:p>
          <text:p text:style-name="P6"><text:span text:style-name="T2">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032cm" svg:height="1.459cm" svg:x="19.966cm" svg:y="4.672cm">
          <text:p text:style-name="P2"><text:span text:style-name="T2">ML</text:span></text:p>
          <text:p text:style-name="P2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27cm" svg:height="0.608cm" svg:x="14.478cm" svg:y="6.758cm">
          <text:p/>
          <draw:enhanced-geometry svg:viewBox="0 0 21600 21600" draw:text-areas="0 ?f0 ?f5 ?f2" draw:mirror-horizontal="false" draw:mirror-vertical="false" draw:type="right-arrow" draw:modifiers="15699.400775467 5497.536945812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5.08cm" svg:height="0.806cm" svg:x="17.018cm" svg:y="3.004cm">
          <draw:text-box>
            <text:p text:style-name="P2"><text:span text:style-name="T2">Execution Base</text:span></text:p>
          </draw:text-box>
        </draw:frame>
        <draw:custom-shape draw:style-name="gr8" draw:text-style-name="P5" draw:layer="layout" svg:width="0.508cm" svg:height="3.81cm" svg:x="16.256cm" svg:y="5.2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7" draw:layer="layout" svg:width="2.54cm" svg:height="1.404cm" svg:x="22.352cm" svg:y="4.672cm">
          <text:p text:style-name="P6"><text:span text:style-name="T2">CPU</text:span></text:p>
          <text:p text:style-name="P6"><text:span text:style-name="T2">Exec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3.556cm" svg:height="1.524cm" svg:x="21.236cm" svg:y="8.082cm">
          <text:p text:style-name="P6"><text:span text:style-name="T2">GPU</text:span></text:p>
          <text:p text:style-name="P6"><text:span text:style-name="T2">Exec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5" draw:layer="layout" svg:x1="17.272cm" svg:y1="4.264cm" svg:x2="24.384cm" svg:y2="4.264cm">
          <text:p/>
        </draw:line>
        <draw:line draw:style-name="gr15" draw:text-style-name="P5" draw:layer="layout" svg:x1="17.272cm" svg:y1="9.96cm" svg:x2="24.384cm" svg:y2="9.96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custom-shape draw:style-name="gr17" draw:text-style-name="P1" draw:layer="layout" svg:width="6.858cm" svg:height="2.132cm" svg:x="8.028cm" svg:y="1.52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2.54cm" svg:height="1.27cm" svg:x="12.022cm" svg:y="1.978cm">
            <text:p text:style-name="P2"><text:span text:style-name="T2">Sampling</text:span></text:p>
            <text:p text:style-name="P2"><text:span text:style-name="T2">Algorithm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1.778cm" svg:height="1.27cm" svg:x="8.436cm" svg:y="1.978cm">
            <text:p text:style-name="P2"><text:span text:style-name="T2">ML</text:span></text:p>
            <text:p text:style-name="P2"><text:span text:style-name="T2">Model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3.556cm" svg:height="1.57cm" svg:x="2.694cm" svg:y="1.878cm">
            <text:p text:style-name="P2"><text:span text:style-name="T1">Problem</text:span></text:p>
            <text:p text:style-name="P2"><text:span text:style-name="T1">Instanc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27cm" svg:height="0.608cm" svg:x="6.504cm" svg:y="2.386cm">
            <text:p/>
            <draw:enhanced-geometry svg:viewBox="0 0 21600 21600" draw:text-areas="0 ?f0 ?f5 ?f2" draw:mirror-horizontal="false" draw:mirror-vertical="false" draw:type="right-arrow" draw:modifiers="15699.400775467 5497.5369458128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2" draw:layer="layout" svg:width="1.27cm" svg:height="0.608cm" svg:x="10.514cm" svg:y="2.286cm">
            <text:p/>
            <draw:enhanced-geometry svg:viewBox="0 0 21600 21600" draw:text-areas="0 ?f0 ?f5 ?f2" draw:mirror-horizontal="false" draw:mirror-vertical="false" draw:type="right-arrow" draw:modifiers="15699.400775467 5497.5369458128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2" draw:layer="layout" svg:width="1.27cm" svg:height="0.608cm" svg:x="15.186cm" svg:y="2.286cm">
            <text:p/>
            <draw:enhanced-geometry svg:viewBox="0 0 21600 21600" draw:text-areas="0 ?f0 ?f5 ?f2" draw:mirror-horizontal="false" draw:mirror-vertical="false" draw:type="right-arrow" draw:modifiers="15699.400775467 5497.5369458128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3" draw:layer="layout" svg:width="3.556cm" svg:height="1.57cm" svg:x="16.764cm" svg:y="1.832cm">
            <text:p text:style-name="P2"><text:span text:style-name="T1">Executio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fo:font-style="normal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1:11:59.947658860</meta:creation-date>
    <dc:date>2021-06-28T01:40:06.084849884</dc:date>
    <meta:editing-duration>PT13H24M21S</meta:editing-duration>
    <meta:editing-cycles>2</meta:editing-cycles>
    <meta:generator>LibreOffice/6.4.4.2$Linux_X86_64 LibreOffice_project/40$Build-2</meta:generator>
    <meta:document-statistic meta:object-count="53"/>
  </office:meta>
</office:document-meta>
</file>